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640000004B0596A8758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ff"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7" style:family="graphic" style:parent-style-name="standard">
      <style:graphic-properties svg:stroke-width="0cm" svg:stroke-color="#ffffff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svg:stroke-color="#ffffff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0" style:family="graphic" style:parent-style-name="standard">
      <style:graphic-properties svg:stroke-color="#e6e6e6" draw:fill="none" draw:textarea-horizontal-align="justify" draw:textarea-vertical-align="middle" draw:auto-grow-height="false"/>
    </style:style>
    <style:style style:name="gr11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svg:stroke-color="#ffffff" draw:fill="none" draw:fill-color="#ffffff" fo:min-height="5.9cm" fo:wrap-option="no-wrap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svg:stroke-color="#ffffff" draw:fill="none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svg:stroke-color="#ffffff" draw:fill="none" draw:fill-color="#ffffcc" draw:textarea-horizontal-align="justify" draw:textarea-vertical-align="middle" draw:auto-grow-height="false"/>
    </style:style>
    <style:style style:name="gr16" style:family="graphic" style:parent-style-name="standard">
      <style:graphic-properties svg:stroke-width="0.1cm" svg:stroke-color="#ffff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color="#ffffff"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svg:stroke-color="#e6e6e6" draw:fill="solid" draw:fill-color="#ff8080" draw:opacity="50%" draw:textarea-horizontal-align="justify" draw:textarea-vertical-align="middle" draw:auto-grow-height="false" draw:shadow-opacity="50%"/>
    </style:style>
    <style:style style:name="gr19" style:family="graphic" style:parent-style-name="standard">
      <style:graphic-properties svg:stroke-color="#e6e6e6" draw:marker-end="Arrow" draw:marker-end-width="0.3cm" draw:fill="none" draw:textarea-horizontal-align="center" draw:textarea-vertical-align="middle"/>
    </style:style>
    <style:style style:name="pr1" style:family="presentation" style:parent-style-name="harmaa2-title">
      <style:graphic-properties fo:min-height="3.256cm"/>
    </style:style>
    <style:style style:name="pr2" style:family="presentation" style:parent-style-name="harmaa2-notes">
      <style:graphic-properties draw:fill-color="#ffffff" fo:min-height="13.114cm"/>
    </style:style>
    <style:style style:name="pr3" style:family="presentation" style:parent-style-name="harmaa2-title">
      <style:graphic-properties fo:min-height="2.25cm"/>
    </style:style>
    <style:style style:name="pr4" style:family="presentation" style:parent-style-name="harmaa2-outline1">
      <style:graphic-properties fo:min-height="5.729cm"/>
    </style:style>
    <style:style style:name="pr5" style:family="presentation" style:parent-style-name="harmaa2-outline1">
      <style:graphic-properties draw:fit-to-size="false" fo:min-height="5.586cm"/>
    </style:style>
    <style:style style:name="pr6" style:family="presentation" style:parent-style-name="harmaa2-outline1">
      <style:graphic-properties fo:min-height="5.586cm"/>
    </style:style>
    <style:style style:name="P1" style:family="paragraph">
      <style:paragraph-properties fo:text-align="start"/>
      <style:text-properties fo:font-size="48pt" style:font-size-asian="48pt" style:font-size-complex="48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color="#ffffff" fo:font-family="Monaco" style:font-style-name="標準" style:font-family-generic="modern" style:font-pitch="fixed" fo:font-size="18pt" style:font-size-asian="18pt" style:font-size-complex="18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color="#ffffff" fo:font-family="Monaco" style:font-style-name="標準" style:font-family-generic="modern" style:font-pitch="fixed" fo:font-size="28pt" style:font-size-asian="28pt" style:font-size-complex="28pt"/>
    </style:style>
    <style:style style:name="P6" style:family="paragraph">
      <style:text-properties style:font-size-asian="20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size="16pt"/>
    </style:style>
    <style:style style:name="P10" style:family="paragraph">
      <style:paragraph-properties fo:text-align="start"/>
      <style:text-properties fo:font-size="16pt" style:font-size-asian="16pt" style:font-size-complex="16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text-properties fo:font-size="18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text-properties fo:font-size="24pt"/>
    </style:style>
    <style:style style:name="P18" style:family="paragraph">
      <style:paragraph-properties fo:margin-left="0cm" fo:margin-right="0cm" fo:text-indent="0cm"/>
      <style:text-properties fo:color="#ffffff" fo:font-family="Monaco" style:font-family-generic="modern" style:font-pitch="fixed" fo:font-size="24pt" fo:font-weight="normal" style:font-family-asian="Arial" style:font-family-generic-asian="swiss" style:font-pitch-asian="variable" style:font-size-asian="24pt" style:font-size-complex="24pt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fo:margin-left="0cm" fo:margin-right="0cm" fo:text-align="start" fo:text-indent="0cm"/>
      <style:text-properties fo:color="#9999ff" fo:font-family="'M+1P+IPAG circle'" style:font-pitch="variable" fo:font-size="10.5pt" style:font-family-asian="'M+1P+IPAG circle'" style:font-pitch-asian="variable" style:font-size-asian="10.5pt" style:font-size-complex="10.5pt"/>
    </style:style>
    <style:style style:name="P21" style:family="paragraph">
      <style:text-properties fo:font-size="18pt" style:text-underline-style="solid" style:text-underline-width="auto" style:text-underline-color="font-colo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ffffff" fo:font-family="Monaco" style:font-style-name="標準" style:font-family-generic="modern" style:font-pitch="fixed" fo:font-size="32pt" style:font-size-asian="32pt" style:font-size-complex="32pt"/>
    </style:style>
    <style:style style:name="T3" style:family="text">
      <style:text-properties fo:color="#ffffff" fo:font-family="Monaco" style:font-family-generic="modern" style:font-pitch="fixed" fo:font-size="28pt" style:font-size-asian="28pt" style:font-size-complex="2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8pt"/>
    </style:style>
    <style:style style:name="T10" style:family="text">
      <style:text-properties style:font-size-asian="20pt"/>
    </style:style>
    <style:style style:name="T11" style:family="text">
      <style:text-properties fo:color="#ffffff" fo:font-family="Monaco" style:font-family-generic="modern" style:font-pitch="fixed" fo:font-size="24pt" fo:font-weight="normal" style:font-family-asian="Arial" style:font-family-generic-asian="swiss" style:font-pitch-asian="variable" style:font-size-asian="24pt" style:font-size-complex="24pt"/>
    </style:style>
    <style:style style:name="T12" style:family="text">
      <style:text-properties fo:color="#9999ff" fo:font-family="'M+1P+IPAG circle'" style:font-pitch="variable" fo:font-size="10.5pt" style:font-family-asian="'M+1P+IPAG circle'" style:font-pitch-asian="variable" style:font-size-asian="10.5pt" style:font-size-complex="10.5pt"/>
    </style:style>
    <style:style style:name="T1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2" draw:layer="layout" svg:width="24cm" svg:height="4.035cm" svg:x="2cm" svg:y="8.482cm" presentation:class="title" presentation:user-transformed="true">
          <draw:text-box>
            <text:p text:style-name="P1"><text:span text:style-name="T1">PHP</text:span><text:span text:style-name="T1">フレームワーク</text:span><text:span text:style-name="T1">Symfony2</text:span><text:span text:style-name="T1"><text:line-break/></text:span><text:span text:style-name="T1">開発チュートリアル</text:span></text:p>
          </draw:text-box>
        </draw:frame>
        <draw:frame draw:style-name="gr1" draw:text-style-name="P3" draw:layer="layout" svg:width="13.672cm" svg:height="2.855cm" svg:x="13.828cm" svg:y="15cm">
          <draw:text-box>
            <text:p><text:span text:style-name="T2">日本</text:span><text:span text:style-name="T2">Symfony</text:span><text:span text:style-name="T2">ユーザー会</text:span></text:p>
            <text:p><text:span text:style-name="T2">Piece Project</text:span></text:p>
          </draw:text-box>
        </draw:frame>
        <draw:frame draw:style-name="gr2" draw:text-style-name="P5" draw:layer="layout" svg:width="24.5cm" svg:height="2.516cm" svg:x="1.75cm" svg:y="4.501cm">
          <draw:text-box>
            <text:p text:style-name="P4"><text:span text:style-name="T3">2011/08/20</text:span></text:p>
            <text:p text:style-name="P4"><text:span text:style-name="T3">オープンソースカンファレンス</text:span><text:span text:style-name="T3">2011 Nagoya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2.25cm" svg:x="1.401cm" svg:y="1.925cm" presentation:class="title">
          <draw:text-box>
            <text:p>アジェンダ</text:p>
          </draw:text-box>
        </draw:frame>
        <draw:frame presentation:style-name="pr4" draw:layer="layout" svg:width="25.199cm" svg:height="5.729cm" svg:x="1.4cm" svg:y="5.12cm" presentation:class="outline" presentation:user-transformed="true">
          <draw:text-box>
            <text:list text:style-name="L2">
              <text:list-item>
                <text:p><text:span text:style-name="T4">Symfony2</text:span><text:span text:style-name="T4">の特徴</text:span></text:p>
              </text:list-item>
              <text:list-item>
                <text:p><text:span text:style-name="T4">飲料注文アプリケーションの作成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3" draw:text-style-name="P7" draw:layer="layout" svg:width="25.199cm" svg:height="2.25cm" svg:x="1.402cm" svg:y="1.925cm" presentation:class="title" presentation:user-transformed="true">
          <draw:text-box>
            <text:p><text:span text:style-name="T5">Symfony2</text:span><text:span text:style-name="T5">の特徴</text:span></text:p>
          </draw:text-box>
        </draw:frame>
        <draw:frame presentation:style-name="pr5" draw:layer="layout" svg:width="25.199cm" svg:height="11.724cm" svg:x="1.4cm" svg:y="5.12cm" presentation:class="outline" presentation:user-transformed="true">
          <draw:text-box>
            <text:list text:style-name="L2">
              <text:list-item>
                <text:p>バンドル</text:p>
              </text:list-item>
              <text:list-item>
                <text:p>コンフィギュレーション</text:p>
              </text:list-item>
              <text:list-item>
                <text:p>サービスコンテナ(DIコンテナ)</text:p>
              </text:list-item>
              <text:list-item>
                <text:p>機能テスト</text:p>
              </text:list-item>
              <text:list-item>
                <text:p>独立したドメインオブジェクト</text:p>
              </text:list-item>
              <text:list-item>
                <text:p>etc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3" draw:text-style-name="P7" draw:layer="layout" svg:width="25.199cm" svg:height="2.25cm" svg:x="1.402cm" svg:y="1.925cm" presentation:class="title" presentation:user-transformed="true">
          <draw:text-box>
            <text:p>バンドル</text:p>
          </draw:text-box>
        </draw:frame>
        <draw:frame presentation:style-name="pr6" draw:text-style-name="P4" draw:layer="layout" svg:width="25.199cm" svg:height="13.236cm" svg:x="1.4cm" svg:y="5.12cm" presentation:class="outline" presentation:user-transformed="true">
          <draw:text-box>
            <text:list text:style-name="L2">
              <text:list-item>
                <text:p><text:span text:style-name="T6">モジュールシステムの構成単位</text:span></text:p>
              </text:list-item>
              <text:list-item>
                <text:p><text:span text:style-name="T6">フィーチャの提供単位</text:span></text:p>
              </text:list-item>
              <text:list-item>
                <text:p><text:span text:style-name="T6">クラス、コントローラ、</text:span><text:span text:style-name="T6">Web</text:span><text:span text:style-name="T6">リソース等を</text:span></text:p>
                <text:p><text:span text:style-name="T6">束ねたもの</text:span></text:p>
              </text:list-item>
              <text:list-item>
                <text:p><text:span text:style-name="T6">外部のモジュールとの統合レイヤ</text:span></text:p>
              </text:list-item>
              <text:list-item>
                <text:p><text:span text:style-name="T6">セマンティックコンフィギュレーションの提供</text:span></text:p>
              </text:list-item>
              <text:list-item>
                <text:p><text:span text:style-name="T6">他のバンドルの拡張の提供</text:span></text:p>
              </text:list-item>
              <text:list-item>
                <text:p><text:span text:style-name="T6">自身のバンドルの拡張ポイントの提供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harmaa2" presentation:presentation-page-layout-name="AL1T1">
        <office:forms form:automatic-focus="false" form:apply-design-mode="false"/>
        <draw:frame presentation:style-name="pr3" draw:text-style-name="P8" draw:layer="layout" svg:width="25.199cm" svg:height="2.25cm" svg:x="1.403cm" svg:y="1.925cm" presentation:class="title" presentation:user-transformed="true">
          <draw:text-box>
            <text:p><text:span text:style-name="T7">バンドルの構成要素と依存関係</text:span></text:p>
          </draw:text-box>
        </draw:frame>
        <draw:custom-shape draw:style-name="gr4" draw:text-style-name="P10" xml:id="id1" draw:id="id1" draw:layer="layout" svg:width="25cm" svg:height="2.5cm" svg:x="1.5cm" svg:y="7.809cm">
          <text:p text:style-name="P9"><text:span text:style-name="T8">Bun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6cm" svg:height="1.5cm" svg:x="6.5cm" svg:y="8.309cm">
          <text:p text:style-name="P11"><text:span text:style-name="T9">Cla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6cm" svg:height="1.5cm" svg:x="13cm" svg:y="8.309cm">
          <text:p text:style-name="P11"><text:span text:style-name="T9">Controll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6cm" svg:height="1.5cm" svg:x="19.5cm" svg:y="8.309cm">
          <text:p text:style-name="P11"><text:span text:style-name="T9">Web Resour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xml:id="id2" draw:id="id2" draw:layer="layout" svg:width="6cm" svg:height="1.5cm" svg:x="1.5cm" svg:y="15.309cm">
          <text:p text:style-name="P11"><text:span text:style-name="T9">Bund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xml:id="id3" draw:id="id3" draw:layer="layout" svg:width="6cm" svg:height="1.5cm" svg:x="11cm" svg:y="15.309cm">
          <text:p text:style-name="P11"><text:span text:style-name="T9">Cla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xml:id="id4" draw:id="id4" draw:layer="layout" svg:width="6cm" svg:height="1.5cm" svg:x="20.5cm" svg:y="15.309cm">
          <text:p text:style-name="P11"><text:span text:style-name="T9">Other Resour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2" draw:layer="layout" draw:type="line" svg:x1="14cm" svg:y1="10.309cm" svg:x2="4.5cm" svg:y2="15.309cm" draw:start-shape="id1" draw:start-glue-point="2" draw:end-shape="id2" draw:end-glue-point="0" svg:d="m14000 10309-9500 5000">
          <text:p/>
        </draw:connector>
        <draw:connector draw:style-name="gr5" draw:text-style-name="P12" draw:layer="layout" draw:type="line" svg:x1="14cm" svg:y1="10.309cm" svg:x2="14cm" svg:y2="15.309cm" draw:start-shape="id1" draw:start-glue-point="2" draw:end-shape="id3" draw:end-glue-point="0" svg:d="m14000 10309v5000">
          <text:p/>
        </draw:connector>
        <draw:connector draw:style-name="gr5" draw:text-style-name="P12" draw:layer="layout" draw:type="line" svg:x1="14cm" svg:y1="10.309cm" svg:x2="23.5cm" svg:y2="15.309cm" draw:end-shape="id4" draw:end-glue-point="0" svg:d="m14000 10309 9500 5000">
          <text:p/>
        </draw:connecto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office:forms form:automatic-focus="false" form:apply-design-mode="false"/>
        <draw:frame presentation:style-name="pr3" draw:text-style-name="P8" draw:layer="layout" svg:width="25.199cm" svg:height="2.25cm" svg:x="1.403cm" svg:y="1.925cm" presentation:class="title" presentation:user-transformed="true">
          <draw:text-box>
            <text:p><text:span text:style-name="T7">バンドルの拡張</text:span></text:p>
          </draw:text-box>
        </draw:frame>
        <draw:custom-shape draw:style-name="gr6" draw:text-style-name="P13" draw:layer="layout" svg:width="15cm" svg:height="4.5cm" svg:x="6.5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4" xml:id="id5" draw:id="id5" draw:layer="layout" svg:width="6.5cm" svg:height="2.5cm" svg:x="10cm" svg:y="8cm">
          <text:p text:style-name="P14">kernel.listener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1.5cm" svg:height="3cm" svg:x="1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4" xml:id="id6" draw:id="id6" draw:layer="layout" svg:width="10.5cm" svg:height="1cm" svg:x="1.5cm" svg:y="14cm">
          <text:p text:style-name="P14">web_profiler.debug_toolbar</text:p>
          <draw:enhanced-geometry svg:viewBox="0 0 21600 21600" draw:type="rectangle" draw:enhanced-path="M 0 0 L 21600 0 21600 21600 0 21600 0 0 Z N"/>
        </draw:custom-shape>
        <draw:connector draw:style-name="gr7" draw:text-style-name="P12" draw:layer="layout" draw:type="line" svg:x1="13.25cm" svg:y1="10.5cm" svg:x2="6.75cm" svg:y2="14cm" draw:start-shape="id5" draw:start-glue-point="2" draw:end-shape="id6" draw:end-glue-point="0" svg:d="m13250 10500-6500 3500">
          <text:p/>
        </draw:connector>
        <draw:custom-shape draw:style-name="gr6" draw:text-style-name="P13" draw:layer="layout" svg:width="11cm" svg:height="3cm" svg:x="13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4" xml:id="id7" draw:id="id7" draw:layer="layout" svg:width="10cm" svg:height="1cm" svg:x="13.5cm" svg:y="14cm">
          <text:p text:style-name="P14">assetic.request_listener</text:p>
          <draw:enhanced-geometry svg:viewBox="0 0 21600 21600" draw:type="rectangle" draw:enhanced-path="M 0 0 L 21600 0 21600 21600 0 21600 0 0 Z N"/>
        </draw:custom-shape>
        <draw:frame draw:style-name="gr2" draw:text-style-name="P15" draw:layer="layout" svg:width="7cm" svg:height="0.954cm" svg:x="1.5cm" svg:y="15.5cm">
          <draw:text-box>
            <text:p text:style-name="P15">WebProfilerBundle</text:p>
          </draw:text-box>
        </draw:frame>
        <draw:frame draw:style-name="gr2" draw:text-style-name="P15" draw:layer="layout" svg:width="7cm" svg:height="0.954cm" svg:x="1.5cm" svg:y="15.5cm">
          <draw:text-box>
            <text:p text:style-name="P15">WebProfilerBundle</text:p>
          </draw:text-box>
        </draw:frame>
        <draw:frame draw:style-name="gr2" draw:text-style-name="P15" draw:layer="layout" svg:width="7cm" svg:height="0.954cm" svg:x="13.5cm" svg:y="15.5cm">
          <draw:text-box>
            <text:p text:style-name="P15">AsseticBundle</text:p>
          </draw:text-box>
        </draw:frame>
        <draw:connector draw:style-name="gr7" draw:text-style-name="P12" draw:layer="layout" draw:type="line" svg:x1="13.25cm" svg:y1="10.5cm" svg:x2="18.5cm" svg:y2="14cm" draw:start-shape="id5" draw:start-glue-point="2" draw:end-shape="id7" draw:end-glue-point="0" svg:d="m13250 10500 5250 3500">
          <text:p/>
        </draw:connector>
        <draw:frame draw:style-name="gr2" draw:text-style-name="P15" draw:layer="layout" svg:width="7cm" svg:height="0.954cm" svg:x="7cm" svg:y="6cm">
          <draw:text-box>
            <text:p text:style-name="P15">FrameworkBundle</text:p>
          </draw:text-box>
        </draw:frame>
        <draw:connector draw:style-name="gr8" draw:text-style-name="P12" draw:layer="layout" draw:type="line" svg:x1="13.25cm" svg:y1="10.5cm" svg:x2="26.5cm" svg:y2="13.5cm" draw:start-shape="id5" draw:start-glue-point="2" draw:end-shape="id8" draw:end-glue-point="0" svg:d="m13250 10500 13250 3000">
          <text:p/>
        </draw:connector>
        <draw:frame draw:style-name="gr9" draw:text-style-name="P15" xml:id="id8" draw:id="id8" draw:layer="layout" svg:width="2cm" svg:height="1cm" svg:x="25.5cm" svg:y="13.5cm">
          <draw:text-box>
            <text:p text:style-name="P15">...</text:p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>
        <office:forms form:automatic-focus="false" form:apply-design-mode="false"/>
        <draw:frame presentation:style-name="pr3" draw:text-style-name="P7" draw:layer="layout" svg:width="25.199cm" svg:height="2.25cm" svg:x="1.402cm" svg:y="1.925cm" presentation:class="title" presentation:user-transformed="true">
          <draw:text-box>
            <text:p>既存のモジュールシステム</text:p>
          </draw:text-box>
        </draw:frame>
        <draw:frame presentation:style-name="pr6" draw:layer="layout" svg:width="25.199cm" svg:height="9.599cm" svg:x="1.4cm" svg:y="5.12cm" presentation:class="outline" presentation:user-transformed="true">
          <draw:text-box>
            <text:list text:style-name="L2">
              <text:list-item>
                <text:p>PEARパッケージ</text:p>
              </text:list-item>
              <text:list-item>
                <text:p>Phar</text:p>
              </text:list-item>
              <text:list-item>
                <text:p>Debianパッケージ</text:p>
              </text:list-item>
              <text:list-item>
                <text:p>OSGiバンドル</text:p>
              </text:list-item>
              <text:list-item>
                <text:p>etc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harmaa2" presentation:presentation-page-layout-name="AL1T1">
        <office:forms form:automatic-focus="false" form:apply-design-mode="false"/>
        <draw:frame presentation:style-name="pr3" draw:text-style-name="P7" draw:layer="layout" svg:width="25.199cm" svg:height="2.25cm" svg:x="1.402cm" svg:y="1.925cm" presentation:class="title" presentation:user-transformed="true">
          <draw:text-box>
            <text:p>バンドル設計の原則</text:p>
          </draw:text-box>
        </draw:frame>
        <draw:frame presentation:style-name="pr6" draw:layer="layout" svg:width="25.199cm" svg:height="12.563cm" svg:x="1.401cm" svg:y="5.119cm" presentation:class="outline" presentation:user-transformed="true">
          <draw:text-box>
            <text:list text:style-name="L2">
              <text:list-item>
                <text:p>高い凝集度と低い結合度</text:p>
                <text:list>
                  <text:list-item>
                    <text:p><text:span text:style-name="T6">一般的なモジュール設計の原則</text:span></text:p>
                  </text:list-item>
                </text:list>
              </text:list-item>
              <text:list-item>
                <text:p>パッケージ設計の原則</text:p>
                <text:p><text:span text:style-name="T7">—</text:span><text:span text:style-name="T7">アジャイルソフトウェア開発の奥義</text:span></text:p>
                <text:list>
                  <text:list-item>
                    <text:p><text:span text:style-name="T6">再利用・リリース等価の原則など</text:span><text:span text:style-name="T6">6</text:span><text:span text:style-name="T6">つの原則</text:span></text:p>
                  </text:list-item>
                </text:list>
              </text:list-item>
              <text:list-item>
                <text:p><text:span text:style-name="T4">ドメインの概念</text:span></text:p>
                <text:p><text:span text:style-name="T7">—</text:span><text:span text:style-name="T7">エリック・エヴァンスのドメイン駆動設計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6" draw:layer="layout" svg:width="16.79cm" svg:height="13.114cm" svg:x="2.098cm" svg:y="14.107cm" presentation:class="notes">
            <draw:text-box>
              <text:p text:style-name="P6"><text:span text:style-name="T10">-</text:span><text:span text:style-name="T10">再利用・リリース等価の原則</text:span></text:p>
              <text:p text:style-name="P6"><text:span text:style-name="T10">-</text:span><text:span text:style-name="T10">全再利用の原則</text:span></text:p>
              <text:p text:style-name="P6"><text:span text:style-name="T10">-</text:span><text:span text:style-name="T10">閉鎖性共通の原則</text:span></text:p>
              <text:p text:style-name="P6"><text:span text:style-name="T10">-</text:span><text:span text:style-name="T10">非循環依存関係の原則</text:span></text:p>
              <text:p text:style-name="P6"><text:span text:style-name="T10">-</text:span><text:span text:style-name="T10">安定依存の原則</text:span></text:p>
              <text:p text:style-name="P6"><text:span text:style-name="T10">-</text:span><text:span text:style-name="T10">安定度・抽象度等価の原則</text:span></text:p>
            </draw:text-box>
          </draw:frame>
        </presentation:notes>
      </draw:page>
      <draw:page draw:name="page9" draw:style-name="dp1" draw:master-page-name="harmaa2" presentation:presentation-page-layout-name="AL1T1">
        <office:forms form:automatic-focus="false" form:apply-design-mode="false"/>
        <draw:frame presentation:style-name="pr3" draw:text-style-name="P16" draw:layer="layout" svg:width="25.199cm" svg:height="2.25cm" svg:x="1.402cm" svg:y="1.925cm" presentation:class="title" presentation:user-transformed="true">
          <draw:text-box>
            <text:p><text:span text:style-name="T4">サービスコンテナ</text:span></text:p>
          </draw:text-box>
        </draw:frame>
        <draw:frame presentation:style-name="pr6" draw:text-style-name="P8" draw:layer="layout" svg:width="25.199cm" svg:height="14.012cm" svg:x="1.402cm" svg:y="5.12cm" presentation:class="outline" presentation:user-transformed="true">
          <draw:text-box>
            <text:list text:style-name="L2">
              <text:list-item>
                <text:p><text:span text:style-name="T4">Dependency Injection</text:span></text:p>
                <text:list>
                  <text:list-item>
                    <text:p><text:span text:style-name="T6">依存関係逆転の原則</text:span></text:p>
                    <text:p><text:span text:style-name="T6">—</text:span><text:span text:style-name="T6">アジャイルソフトウェア開発の奥義</text:span></text:p>
                  </text:list-item>
                </text:list>
              </text:list-item>
              <text:list-item>
                <text:p><text:span text:style-name="T4">コンポーネント間の疎結合化</text:span></text:p>
              </text:list-item>
              <text:list-item>
                <text:p><text:span text:style-name="T4">テスタビリティの向上</text:span></text:p>
              </text:list-item>
              <text:list-item>
                <text:p><text:span text:style-name="T4">コンポーネント構成知識の保存と可視化</text:span></text:p>
                <text:list>
                  <text:list-item>
                    <text:p><text:span text:style-name="T6">軽量プログラミング言語における</text:span></text:p>
                    <text:p><text:span text:style-name="T6">DI</text:span><text:span text:style-name="T6">コンテナの価値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6" draw:layer="layout" svg:width="16.79cm" svg:height="13.114cm" svg:x="2.098cm" svg:y="14.107cm" presentation:class="notes">
            <draw:text-box>
              <text:p text:style-name="P6"><text:span text:style-name="T10">-</text:span><text:span text:style-name="T10">再利用・リリース等価の原則</text:span></text:p>
              <text:p text:style-name="P6"><text:span text:style-name="T10">-</text:span><text:span text:style-name="T10">全再利用の原則</text:span></text:p>
              <text:p text:style-name="P6"><text:span text:style-name="T10">-</text:span><text:span text:style-name="T10">閉鎖性共通の原則</text:span></text:p>
              <text:p text:style-name="P6"><text:span text:style-name="T10">-</text:span><text:span text:style-name="T10">非循環依存関係の原則</text:span></text:p>
              <text:p text:style-name="P6"><text:span text:style-name="T10">-</text:span><text:span text:style-name="T10">安定依存の原則</text:span></text:p>
              <text:p text:style-name="P6"><text:span text:style-name="T10">-</text:span><text:span text:style-name="T10">安定度・抽象度等価の原則</text:span></text:p>
            </draw:text-box>
          </draw:frame>
        </presentation:notes>
      </draw:page>
      <draw:page draw:name="page10" draw:style-name="dp1" draw:master-page-name="harmaa2" presentation:presentation-page-layout-name="AL1T1">
        <office:forms form:automatic-focus="false" form:apply-design-mode="false"/>
        <draw:frame presentation:style-name="pr3" draw:text-style-name="P16" draw:layer="layout" svg:width="25.199cm" svg:height="2.25cm" svg:x="1.402cm" svg:y="1.925cm" presentation:class="title" presentation:user-transformed="true">
          <draw:text-box>
            <text:p><text:span text:style-name="T4">依存関係の逆転</text:span></text:p>
          </draw:text-box>
        </draw:frame>
        <draw:custom-shape draw:style-name="gr10" draw:text-style-name="P11" xml:id="id9" draw:id="id9" draw:layer="layout" svg:width="6.5cm" svg:height="1.5cm" svg:x="2cm" svg:y="7cm">
          <text:p text:style-name="P11"><text:span text:style-name="T9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xml:id="id10" draw:id="id10" draw:layer="layout" svg:width="6.5cm" svg:height="1.5cm" svg:x="2cm" svg:y="11cm">
          <text:p text:style-name="P11"><text:span text:style-name="T9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2" draw:layer="layout" svg:x1="5.25cm" svg:y1="8.5cm" svg:x2="5.25cm" svg:y2="11cm" draw:start-shape="id9" draw:start-glue-point="2" draw:end-shape="id10" draw:end-glue-point="0" svg:d="m5250 8500v2500">
          <text:p/>
        </draw:connector>
        <draw:custom-shape draw:style-name="gr10" draw:text-style-name="P11" xml:id="id11" draw:id="id11" draw:layer="layout" svg:width="6.5cm" svg:height="1.5cm" svg:x="17.5cm" svg:y="7cm">
          <text:p text:style-name="P11"><text:span text:style-name="T9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xml:id="id12" draw:id="id12" draw:layer="layout" svg:width="6.5cm" svg:height="1.5cm" svg:x="17.5cm" svg:y="11cm">
          <text:p text:style-name="P11"><text:span text:style-name="T9">Server 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2" draw:layer="layout" svg:x1="20.75cm" svg:y1="8.5cm" svg:x2="20.75cm" svg:y2="11cm" draw:start-shape="id11" draw:start-glue-point="2" draw:end-shape="id12" draw:end-glue-point="0" svg:d="m20750 8500v2500">
          <text:p/>
        </draw:connector>
        <draw:custom-shape draw:style-name="gr10" draw:text-style-name="P11" xml:id="id13" draw:id="id13" draw:layer="layout" svg:width="6.5cm" svg:height="1.5cm" svg:x="17.5cm" svg:y="15cm">
          <text:p text:style-name="P11"><text:span text:style-name="T9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2" draw:layer="layout" svg:x1="20.75cm" svg:y1="15cm" svg:x2="20.75cm" svg:y2="12.5cm" draw:start-shape="id13" draw:start-glue-point="0" draw:end-shape="id12" draw:end-glue-point="2" svg:d="m20750 15000v-2500">
          <text:p/>
        </draw:connector>
        <draw:custom-shape draw:style-name="gr6" draw:text-style-name="P12" draw:layer="layout" svg:width="5cm" svg:height="2cm" svg:x="10.5cm" svg:y="10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6" draw:layer="layout" svg:width="16.79cm" svg:height="13.114cm" svg:x="2.098cm" svg:y="14.107cm" presentation:class="notes">
            <draw:text-box>
              <text:p text:style-name="P6"><text:span text:style-name="T10">-</text:span><text:span text:style-name="T10">再利用・リリース等価の原則</text:span></text:p>
              <text:p text:style-name="P6"><text:span text:style-name="T10">-</text:span><text:span text:style-name="T10">全再利用の原則</text:span></text:p>
              <text:p text:style-name="P6"><text:span text:style-name="T10">-</text:span><text:span text:style-name="T10">閉鎖性共通の原則</text:span></text:p>
              <text:p text:style-name="P6"><text:span text:style-name="T10">-</text:span><text:span text:style-name="T10">非循環依存関係の原則</text:span></text:p>
              <text:p text:style-name="P6"><text:span text:style-name="T10">-</text:span><text:span text:style-name="T10">安定依存の原則</text:span></text:p>
              <text:p text:style-name="P6"><text:span text:style-name="T10">-</text:span><text:span text:style-name="T10">安定度・抽象度等価の原則</text:span></text:p>
            </draw:text-box>
          </draw:frame>
        </presentation:notes>
      </draw:page>
      <draw:page draw:name="page11" draw:style-name="dp1" draw:master-page-name="harmaa2" presentation:presentation-page-layout-name="AL1T1">
        <office:forms form:automatic-focus="false" form:apply-design-mode="false"/>
        <draw:frame presentation:style-name="pr3" draw:text-style-name="P16" draw:layer="layout" svg:width="25.199cm" svg:height="2.25cm" svg:x="1.402cm" svg:y="1.925cm" presentation:class="title" presentation:user-transformed="true">
          <draw:text-box>
            <text:p><text:span text:style-name="T4">セマンティックコンフィギュレーション</text:span></text:p>
          </draw:text-box>
        </draw:frame>
        <draw:frame draw:style-name="gr12" draw:text-style-name="P18" draw:layer="layout" svg:width="26cm" svg:height="9.571cm" svg:x="1cm" svg:y="5.12cm">
          <draw:text-box>
            <text:p text:style-name="P17"><text:span text:style-name="T11"># app/config/config.yml</text:span></text:p>
            <text:p text:style-name="P17"><text:span text:style-name="T11">framework:</text:span></text:p>
            <text:p text:style-name="P17"><text:span text:style-name="T11"><text:s text:c="4"/></text:span><text:span text:style-name="T11">secret: <text:s text:c="9"/>xxxxxxxxxx</text:span></text:p>
            <text:p text:style-name="P17"><text:span text:style-name="T11"><text:s text:c="4"/></text:span><text:span text:style-name="T11">charset: <text:s text:c="8"/>UTF-8</text:span></text:p>
            <text:p text:style-name="P17"><text:span text:style-name="T11"><text:s text:c="4"/></text:span><text:span text:style-name="T11">error_handler: <text:s text:c="2"/>null</text:span></text:p>
            <text:p text:style-name="P17"><text:span text:style-name="T11"><text:s text:c="4"/></text:span><text:span text:style-name="T11">form: <text:s text:c="11"/>true</text:span></text:p>
            <text:p text:style-name="P17"><text:span text:style-name="T11"><text:s text:c="4"/></text:span><text:span text:style-name="T11">csrf_protection: true</text:span></text:p>
            <text:p text:style-name="P17"><text:span text:style-name="T11"><text:s text:c="4"/></text:span><text:span text:style-name="T11">router: <text:s text:c="7"/>{ resource: "%kernel.root_dir%/config/routing.yml" }</text:span></text:p>
            <text:p text:style-name="P17"><text:span text:style-name="T11"><text:s text:c="4"/></text:span><text:span text:style-name="T11"># ...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6" draw:layer="layout" svg:width="16.79cm" svg:height="13.114cm" svg:x="2.098cm" svg:y="14.107cm" presentation:class="notes">
            <draw:text-box>
              <text:p text:style-name="P6"><text:span text:style-name="T10">-</text:span><text:span text:style-name="T10">再利用・リリース等価の原則</text:span></text:p>
              <text:p text:style-name="P6"><text:span text:style-name="T10">-</text:span><text:span text:style-name="T10">全再利用の原則</text:span></text:p>
              <text:p text:style-name="P6"><text:span text:style-name="T10">-</text:span><text:span text:style-name="T10">閉鎖性共通の原則</text:span></text:p>
              <text:p text:style-name="P6"><text:span text:style-name="T10">-</text:span><text:span text:style-name="T10">非循環依存関係の原則</text:span></text:p>
              <text:p text:style-name="P6"><text:span text:style-name="T10">-</text:span><text:span text:style-name="T10">安定依存の原則</text:span></text:p>
              <text:p text:style-name="P6"><text:span text:style-name="T10">-</text:span><text:span text:style-name="T10">安定度・抽象度等価の原則</text:span></text:p>
            </draw:text-box>
          </draw:frame>
        </presentation:notes>
      </draw:page>
      <draw:page draw:name="page12" draw:style-name="dp1" draw:master-page-name="harmaa2" presentation:presentation-page-layout-name="AL1T1">
        <office:forms form:automatic-focus="false" form:apply-design-mode="false"/>
        <draw:frame presentation:style-name="pr3" draw:text-style-name="P4" draw:layer="layout" svg:width="25.199cm" svg:height="2.25cm" svg:x="1.402cm" svg:y="1.924cm" presentation:class="title" presentation:user-transformed="true">
          <draw:text-box>
            <text:p><text:span text:style-name="T5">設定からサービス定義への変換</text:span></text:p>
          </draw:text-box>
        </draw:frame>
        <draw:g>
          <draw:custom-shape draw:style-name="gr13" draw:text-style-name="P20" draw:layer="layout" svg:width="3cm" svg:height="4cm" svg:x="1.082cm" svg:y="7.315cm">
            <text:p text:style-name="P19"><text:span text:style-name="T12"><text:s text:c="3"/></text:span><text:span text:style-name="T12">----------</text:span></text:p>
            <text:p text:style-name="P19"><text:span text:style-name="T12"><text:s text:c="3"/></text:span><text:span text:style-name="T12">----------</text:span></text:p>
            <text:p text:style-name="P19"><text:span text:style-name="T12"><text:s text:c="3"/></text:span><text:span text:style-name="T12">----------</text:span></text:p>
            <text:p text:style-name="P19"><text:span text:style-name="T12"><text:s text:c="3"/></text:span><text:span text:style-name="T12">----------</text:span></text:p>
            <text:p text:style-name="P19"><text:span text:style-name="T12"><text:s text:c="3"/></text:span><text:span text:style-name="T12">------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4" draw:text-style-name="P12" draw:layer="layout" svg:width="3.5cm" svg:height="2cm" svg:x="4.582cm" svg:y="8.31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12" draw:layer="layout" svg:width="8cm" svg:height="8cm" svg:x="8.582cm" svg:y="6.315cm">
            <text:p text:style-name="P12">Service Container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2" draw:layer="layout" svg:width="3.5cm" svg:height="2cm" svg:x="17.082cm" svg:y="8.31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12" xml:id="id14" draw:id="id14" draw:layer="layout" svg:width="2cm" svg:height="1cm" svg:x="21.082cm" svg:y="7.3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2" xml:id="id16" draw:id="id16" draw:layer="layout" svg:width="2cm" svg:height="1cm" svg:x="24.082cm" svg:y="7.3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2" xml:id="id15" draw:id="id15" draw:layer="layout" svg:width="2cm" svg:height="1cm" svg:x="21.082cm" svg:y="9.8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2" draw:layer="layout" svg:width="2cm" svg:height="1cm" svg:x="24.082cm" svg:y="9.8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6" draw:text-style-name="P12" draw:layer="layout" svg:x1="22.082cm" svg:y1="8.315cm" svg:x2="22.082cm" svg:y2="9.815cm" draw:start-shape="id14" draw:start-glue-point="2" draw:end-shape="id15" draw:end-glue-point="0" svg:d="m22082 8315v1500">
            <text:p/>
          </draw:connector>
          <draw:connector draw:style-name="gr16" draw:text-style-name="P12" draw:layer="layout" svg:x1="23.082cm" svg:y1="7.815cm" svg:x2="24.082cm" svg:y2="7.815cm" draw:start-shape="id14" draw:start-glue-point="1" draw:end-shape="id16" draw:end-glue-point="3" svg:d="m23082 7815h1000">
            <text:p/>
          </draw:connector>
          <draw:connector draw:style-name="gr16" draw:text-style-name="P12" draw:layer="layout" svg:x1="25.082cm" svg:y1="8.315cm" svg:x2="25.082cm" svg:y2="9.815cm" svg:d="m25082 8315v1500">
            <text:p/>
          </draw:connector>
          <draw:frame draw:style-name="gr2" draw:layer="layout" svg:width="6cm" svg:height="2.36cm" svg:x="1.082cm" svg:y="11.361cm">
            <draw:text-box>
              <text:p>Semantic Configurations</text:p>
              <text:p>(YAML,XML,PHP)</text:p>
            </draw:text-box>
          </draw:frame>
          <draw:frame draw:style-name="gr2" draw:layer="layout" svg:width="6cm" svg:height="2.36cm" svg:x="20.582cm" svg:y="11.315cm">
            <draw:text-box>
              <text:p>Service Definitions</text:p>
              <text:p>(Objects)</text:p>
            </draw:text-box>
          </draw:frame>
          <draw:custom-shape draw:style-name="gr13" draw:text-style-name="P20" draw:layer="layout" svg:width="3cm" svg:height="4cm" svg:x="16.332cm" svg:y="14.615cm">
            <text:p text:style-name="P19"><text:span text:style-name="T12"><text:s text:c="3"/></text:span><text:span text:style-name="T12">----------</text:span></text:p>
            <text:p text:style-name="P19"><text:span text:style-name="T12"><text:s text:c="3"/></text:span><text:span text:style-name="T12">----------</text:span></text:p>
            <text:p text:style-name="P19"><text:span text:style-name="T12"><text:s text:c="3"/></text:span><text:span text:style-name="T12">----------</text:span></text:p>
            <text:p text:style-name="P19"><text:span text:style-name="T12"><text:s text:c="3"/></text:span><text:span text:style-name="T12">----------</text:span></text:p>
            <text:p text:style-name="P19"><text:span text:style-name="T12"><text:s text:c="3"/></text:span><text:span text:style-name="T12">------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7" draw:text-style-name="P12" draw:layer="layout" svg:width="4cm" svg:height="4cm" svg:x="11.832cm" svg:y="14.615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frame draw:style-name="gr2" draw:layer="layout" svg:width="6cm" svg:height="3.063cm" svg:x="19.832cm" svg:y="15.615cm">
            <draw:text-box>
              <text:p>Service Container</text:p>
              <text:p>Configurations</text:p>
              <text:p>(YAML,XML,PHP)</text:p>
            </draw:text-box>
          </draw:frame>
          <draw:frame draw:style-name="gr1" draw:layer="layout" svg:width="2.407cm" svg:height="0.954cm" svg:x="4.832cm" svg:y="7.161cm">
            <draw:text-box>
              <text:p>Parse</text:p>
            </draw:text-box>
          </draw:frame>
          <draw:frame draw:style-name="gr1" draw:layer="layout" svg:width="3.55cm" svg:height="0.954cm" svg:x="16.832cm" svg:y="7.161cm">
            <draw:text-box>
              <text:p>Populate</text:p>
            </draw:text-box>
          </draw:frame>
          <draw:frame draw:style-name="gr1" draw:layer="layout" svg:width="2.407cm" svg:height="0.954cm" svg:x="9.306cm" svg:y="15.661cm">
            <draw:text-box>
              <text:p>Parse</text:p>
            </draw:text-box>
          </draw:frame>
        </draw:g>
        <draw:frame draw:style-name="gr2" draw:text-style-name="P21" draw:layer="layout" svg:width="5.5cm" svg:height="0.954cm" svg:x="1cm" svg:y="5.046cm">
          <draw:text-box>
            <text:p text:style-name="P15"><text:span text:style-name="T13">Problem Space</text:span></text:p>
          </draw:text-box>
        </draw:frame>
        <draw:frame draw:style-name="gr2" draw:text-style-name="P21" draw:layer="layout" svg:width="6cm" svg:height="0.954cm" svg:x="20.5cm" svg:y="5.046cm">
          <draw:text-box>
            <text:p text:style-name="P15"><text:span text:style-name="T13">Solution Space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6" draw:layer="layout" svg:width="16.79cm" svg:height="13.114cm" svg:x="2.098cm" svg:y="14.107cm" presentation:class="notes">
            <draw:text-box>
              <text:p text:style-name="P6"><text:span text:style-name="T10">-</text:span><text:span text:style-name="T10">再利用・リリース等価の原則</text:span></text:p>
              <text:p text:style-name="P6"><text:span text:style-name="T10">-</text:span><text:span text:style-name="T10">全再利用の原則</text:span></text:p>
              <text:p text:style-name="P6"><text:span text:style-name="T10">-</text:span><text:span text:style-name="T10">閉鎖性共通の原則</text:span></text:p>
              <text:p text:style-name="P6"><text:span text:style-name="T10">-</text:span><text:span text:style-name="T10">非循環依存関係の原則</text:span></text:p>
              <text:p text:style-name="P6"><text:span text:style-name="T10">-</text:span><text:span text:style-name="T10">安定依存の原則</text:span></text:p>
              <text:p text:style-name="P6"><text:span text:style-name="T10">-</text:span><text:span text:style-name="T10">安定度・抽象度等価の原則</text:span></text:p>
            </draw:text-box>
          </draw:frame>
        </presentation:notes>
      </draw:page>
      <draw:page draw:name="page13" draw:style-name="dp1" draw:master-page-name="harmaa2" presentation:presentation-page-layout-name="AL1T1">
        <office:forms form:automatic-focus="false" form:apply-design-mode="false"/>
        <draw:frame presentation:style-name="pr3" draw:text-style-name="P16" draw:layer="layout" svg:width="25.199cm" svg:height="2.25cm" svg:x="1.402cm" svg:y="1.925cm" presentation:class="title" presentation:user-transformed="true">
          <draw:text-box>
            <text:p><text:span text:style-name="T4">機能テスト</text:span></text:p>
          </draw:text-box>
        </draw:frame>
        <draw:frame draw:style-name="gr12" draw:text-style-name="P18" draw:layer="layout" svg:width="26cm" svg:height="13.323cm" svg:x="1cm" svg:y="5.121cm">
          <draw:text-box>
            <text:p text:style-name="P17"><text:span text:style-name="T11">class HelloControllerTest extends WebTestCase</text:span></text:p>
            <text:p text:style-name="P17"><text:span text:style-name="T11">{</text:span></text:p>
            <text:p text:style-name="P17"><text:span text:style-name="T11"><text:s text:c="4"/></text:span><text:span text:style-name="T11">public function testIndex()</text:span></text:p>
            <text:p text:style-name="P17"><text:span text:style-name="T11"><text:s text:c="4"/></text:span><text:span text:style-name="T11">{</text:span></text:p>
            <text:p text:style-name="P17"><text:span text:style-name="T11"><text:s text:c="8"/></text:span><text:span text:style-name="T11">$client = $this-&gt;createClient();</text:span></text:p>
            <text:p text:style-name="P17"><text:span text:style-name="T11"/></text:p>
            <text:p text:style-name="P17"><text:span text:style-name="T11"><text:s text:c="8"/></text:span><text:span text:style-name="T11">$crawler = $client-&gt;request('GET', '/hello/Fabien');</text:span></text:p>
            <text:p text:style-name="P17"><text:span text:style-name="T11"/></text:p>
            <text:p text:style-name="P17"><text:span text:style-name="T11"><text:s text:c="8"/></text:span><text:span text:style-name="T11">$this-&gt;assertTrue($crawler-&gt;filter('html:contains("Hello Fabien")')-&gt;count() &gt; 0);</text:span></text:p>
            <text:p text:style-name="P17"><text:span text:style-name="T11"><text:s text:c="4"/></text:span><text:span text:style-name="T11">}</text:span></text:p>
            <text:p text:style-name="P17"><text:span text:style-name="T11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6" draw:layer="layout" svg:width="16.79cm" svg:height="13.114cm" svg:x="2.098cm" svg:y="14.107cm" presentation:class="notes">
            <draw:text-box>
              <text:p text:style-name="P6"><text:span text:style-name="T10">-</text:span><text:span text:style-name="T10">再利用・リリース等価の原則</text:span></text:p>
              <text:p text:style-name="P6"><text:span text:style-name="T10">-</text:span><text:span text:style-name="T10">全再利用の原則</text:span></text:p>
              <text:p text:style-name="P6"><text:span text:style-name="T10">-</text:span><text:span text:style-name="T10">閉鎖性共通の原則</text:span></text:p>
              <text:p text:style-name="P6"><text:span text:style-name="T10">-</text:span><text:span text:style-name="T10">非循環依存関係の原則</text:span></text:p>
              <text:p text:style-name="P6"><text:span text:style-name="T10">-</text:span><text:span text:style-name="T10">安定依存の原則</text:span></text:p>
              <text:p text:style-name="P6"><text:span text:style-name="T10">-</text:span><text:span text:style-name="T10">安定度・抽象度等価の原則</text:span></text:p>
            </draw:text-box>
          </draw:frame>
        </presentation:notes>
      </draw:page>
      <draw:page draw:name="page14" draw:style-name="dp1" draw:master-page-name="harmaa2" presentation:presentation-page-layout-name="AL1T1">
        <office:forms form:automatic-focus="false" form:apply-design-mode="false"/>
        <draw:frame presentation:style-name="pr3" draw:text-style-name="P16" draw:layer="layout" svg:width="25.199cm" svg:height="2.25cm" svg:x="1.402cm" svg:y="1.925cm" presentation:class="title" presentation:user-transformed="true">
          <draw:text-box>
            <text:p><text:span text:style-name="T4">テストの対象</text:span></text:p>
          </draw:text-box>
        </draw:frame>
        <draw:frame presentation:style-name="pr6" draw:text-style-name="P16" draw:layer="layout" svg:width="25.199cm" svg:height="11.83cm" svg:x="1.403cm" svg:y="5.121cm" presentation:class="outline" presentation:user-transformed="true">
          <draw:text-box>
            <text:list text:style-name="L2">
              <text:list-item>
                <text:p><text:span text:style-name="T4">ユーザ側からみた</text:span><text:span text:style-name="T4">Web</text:span><text:span text:style-name="T4">アプリの機能</text:span></text:p>
              </text:list-item>
              <text:list-item>
                <text:p><text:span text:style-name="T4">機能に対するユースケースの粒度</text:span></text:p>
              </text:list-item>
              <text:list-item>
                <text:p><text:span text:style-name="T4">ルーティング</text:span></text:p>
              </text:list-item>
              <text:list-item>
                <text:p><text:span text:style-name="T4">ページフロー</text:span></text:p>
              </text:list-item>
              <text:list-item>
                <text:p><text:span text:style-name="T4">入力・出力</text:span></text:p>
              </text:list-item>
              <text:list-item>
                <text:p><text:span text:style-name="T4">バリデーション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6" draw:layer="layout" svg:width="16.79cm" svg:height="13.114cm" svg:x="2.098cm" svg:y="14.107cm" presentation:class="notes">
            <draw:text-box>
              <text:p text:style-name="P6"><text:span text:style-name="T10">-</text:span><text:span text:style-name="T10">再利用・リリース等価の原則</text:span></text:p>
              <text:p text:style-name="P6"><text:span text:style-name="T10">-</text:span><text:span text:style-name="T10">全再利用の原則</text:span></text:p>
              <text:p text:style-name="P6"><text:span text:style-name="T10">-</text:span><text:span text:style-name="T10">閉鎖性共通の原則</text:span></text:p>
              <text:p text:style-name="P6"><text:span text:style-name="T10">-</text:span><text:span text:style-name="T10">非循環依存関係の原則</text:span></text:p>
              <text:p text:style-name="P6"><text:span text:style-name="T10">-</text:span><text:span text:style-name="T10">安定依存の原則</text:span></text:p>
              <text:p text:style-name="P6"><text:span text:style-name="T10">-</text:span><text:span text:style-name="T10">安定度・抽象度等価の原則</text:span></text:p>
            </draw:text-box>
          </draw:frame>
        </presentation:notes>
      </draw:page>
      <draw:page draw:name="page15" draw:style-name="dp1" draw:master-page-name="harmaa2" presentation:presentation-page-layout-name="AL1T1">
        <office:forms form:automatic-focus="false" form:apply-design-mode="false"/>
        <draw:frame presentation:style-name="pr3" draw:text-style-name="P16" draw:layer="layout" svg:width="25.199cm" svg:height="2.25cm" svg:x="1.402cm" svg:y="1.925cm" presentation:class="title" presentation:user-transformed="true">
          <draw:text-box>
            <text:p><text:span text:style-name="T4">独立したドメインオブジェクト</text:span></text:p>
          </draw:text-box>
        </draw:frame>
        <draw:frame presentation:style-name="pr6" draw:text-style-name="P16" draw:layer="layout" svg:width="25.199cm" svg:height="7.729cm" svg:x="1.402cm" svg:y="5.12cm" presentation:class="outline" presentation:user-transformed="true">
          <draw:text-box>
            <text:list text:style-name="L2">
              <text:list-item>
                <text:p><text:span text:style-name="T4">Pure PHP</text:span><text:span text:style-name="T4">オブジェクト</text:span></text:p>
              </text:list-item>
              <text:list-item>
                <text:p><text:span text:style-name="T4">バリデーションや</text:span><text:span text:style-name="T4">OR</text:span><text:span text:style-name="T4">マッピングから</text:span></text:p>
                <text:p><text:span text:style-name="T4">の高い独立性</text:span></text:p>
              </text:list-item>
              <text:list-item>
                <text:p><text:span text:style-name="T4">フレームワークからの影響を極小化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6" draw:layer="layout" svg:width="16.79cm" svg:height="13.114cm" svg:x="2.098cm" svg:y="14.107cm" presentation:class="notes">
            <draw:text-box>
              <text:p text:style-name="P6"><text:span text:style-name="T10">-</text:span><text:span text:style-name="T10">再利用・リリース等価の原則</text:span></text:p>
              <text:p text:style-name="P6"><text:span text:style-name="T10">-</text:span><text:span text:style-name="T10">全再利用の原則</text:span></text:p>
              <text:p text:style-name="P6"><text:span text:style-name="T10">-</text:span><text:span text:style-name="T10">閉鎖性共通の原則</text:span></text:p>
              <text:p text:style-name="P6"><text:span text:style-name="T10">-</text:span><text:span text:style-name="T10">非循環依存関係の原則</text:span></text:p>
              <text:p text:style-name="P6"><text:span text:style-name="T10">-</text:span><text:span text:style-name="T10">安定依存の原則</text:span></text:p>
              <text:p text:style-name="P6"><text:span text:style-name="T10">-</text:span><text:span text:style-name="T10">安定度・抽象度等価の原則</text:span></text:p>
            </draw:text-box>
          </draw:frame>
        </presentation:notes>
      </draw:page>
      <draw:page draw:name="page16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2.25cm" svg:x="1.401cm" svg:y="1.925cm" presentation:class="title">
          <draw:text-box>
            <text:p>飲料注文アプリケーション</text:p>
          </draw:text-box>
        </draw:frame>
        <draw:frame presentation:style-name="pr4" draw:layer="layout" svg:width="25.199cm" svg:height="5.729cm" svg:x="1.4cm" svg:y="5.12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1T1">
        <office:forms form:automatic-focus="false" form:apply-design-mode="false"/>
        <draw:frame presentation:style-name="pr3" draw:text-style-name="P8" draw:layer="layout" svg:width="25.199cm" svg:height="2.25cm" svg:x="1.403cm" svg:y="1.925cm" presentation:class="title" presentation:user-transformed="true">
          <draw:text-box>
            <text:p><text:span text:style-name="T7">レイヤ化された</text:span><text:span text:style-name="T7">Symfony</text:span><text:span text:style-name="T7">アプリケーション</text:span></text:p>
          </draw:text-box>
        </draw:frame>
        <draw:custom-shape draw:style-name="gr10" draw:text-style-name="P10" xml:id="id17" draw:id="id17" draw:layer="layout" svg:width="18cm" svg:height="2.5cm" svg:x="1cm" svg:y="5.5cm">
          <text:p text:style-name="P9"><text:span text:style-name="T8">Pres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xml:id="id19" draw:id="id19" draw:layer="layout" svg:width="18cm" svg:height="2.5cm" svg:x="1cm" svg:y="10.5cm">
          <text:p text:style-name="P14"><text:span text:style-name="T9">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xml:id="id20" draw:id="id20" draw:layer="layout" svg:width="18cm" svg:height="2.5cm" svg:x="1cm" svg:y="15.5cm">
          <text:p text:style-name="P14"><text:span text:style-name="T9">Data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xml:id="id18" draw:id="id18" draw:layer="layout" svg:width="5.5cm" svg:height="12.5cm" svg:x="21.5cm" svg:y="5.5cm">
          <text:p text:style-name="P11"><text:span text:style-name="T9">Logging</text:span></text:p>
          <text:p text:style-name="P11"><text:span text:style-name="T9">Security</text:span></text:p>
          <text:p text:style-name="P11"><text:span text:style-name="T9">Validation</text:span></text:p>
          <text:p text:style-name="P11"><text:span text:style-name="T9">etc...</text:span></text:p>
          <text:p text:style-name="P11"><text:span text:style-name="T9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6cm" svg:height="1.5cm" svg:x="6cm" svg:y="6cm">
          <text:p text:style-name="P11"><text:span text:style-name="T9">Controll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6cm" svg:height="1.5cm" svg:x="6cm" svg:y="11cm">
          <text:p text:style-name="P11"><text:span text:style-name="T9">Domain Objec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6cm" svg:height="1.5cm" svg:x="12.5cm" svg:y="11cm">
          <text:p text:style-name="P11"><text:span text:style-name="T9">Serv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6cm" svg:height="1.5cm" svg:x="6cm" svg:y="16cm">
          <text:p text:style-name="P11"><text:span text:style-name="T9">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6cm" svg:height="1.5cm" svg:x="12.5cm" svg:y="6cm">
          <text:p text:style-name="P11"><text:span text:style-name="T9">Vie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2" draw:layer="layout" draw:type="line" svg:x1="19cm" svg:y1="6.75cm" svg:x2="21.5cm" svg:y2="11.75cm" draw:start-shape="id17" draw:start-glue-point="1" draw:end-shape="id18" draw:end-glue-point="3" svg:d="m19000 6750 2500 5000">
          <text:p/>
        </draw:connector>
        <draw:connector draw:style-name="gr19" draw:text-style-name="P12" draw:layer="layout" draw:type="line" svg:x1="19cm" svg:y1="11.75cm" svg:x2="21.5cm" svg:y2="11.75cm" draw:start-shape="id19" draw:start-glue-point="1" draw:end-shape="id18" draw:end-glue-point="3" svg:d="m19000 11750h2500">
          <text:p/>
        </draw:connector>
        <draw:connector draw:style-name="gr19" draw:text-style-name="P12" draw:layer="layout" draw:type="line" svg:x1="19cm" svg:y1="16.75cm" svg:x2="21.5cm" svg:y2="11.75cm" draw:start-shape="id20" draw:start-glue-point="1" draw:end-shape="id18" draw:end-glue-point="3" svg:d="m19000 16750 2500-5000">
          <text:p/>
        </draw:connector>
        <draw:connector draw:style-name="gr19" draw:text-style-name="P12" draw:layer="layout" draw:type="line" svg:x1="10cm" svg:y1="13cm" svg:x2="10cm" svg:y2="15.5cm" draw:start-shape="id19" draw:end-shape="id20" svg:d="m10000 13000v2500">
          <text:p/>
        </draw:connector>
        <draw:connector draw:style-name="gr19" draw:text-style-name="P12" draw:layer="layout" draw:type="line" svg:x1="10cm" svg:y1="8cm" svg:x2="10cm" svg:y2="10.5cm" draw:start-shape="id17" draw:start-glue-point="2" draw:end-shape="id19" draw:end-glue-point="0" svg:d="m10000 8000v2500">
          <text:p/>
        </draw:connecto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640000004B0596A8758.jp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Monaco" style:font-style-name="標準" style:font-family-generic="modern" style:font-pitch="fixed" fo:font-size="18pt" fo:language="en" fo:country="US" fo:font-style="normal" fo:text-shadow="none" style:text-underline-style="none" fo:font-weight="normal" style:font-family-asian="'M+1P+IPAG circle'" style:font-style-name-asian="標準" style:font-pitch-asian="variable" style:font-size-asian="18pt" style:language-asian="ja" style:country-asian="JP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solid" draw:fill-color="#333333" draw:fill-gradient-name="Linear_20_blue_2f_white" draw:fill-image-name="background" draw:fill-image-width="100%" draw:fill-image-height="100%" style:repeat="stretch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Monaco" style:font-style-name="標準" style:font-family-generic="modern" style:font-pitch="fixed" fo:font-size="20pt" fo:font-style="normal" fo:text-shadow="none" style:text-underline-style="none" fo:font-weight="normal" style:font-family-asian="M+1P+IPAG" style:font-style-name-asian="標準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44cm" fo:margin-right="0cm" fo:margin-top="0cm" fo:margin-bottom="0.558cm" fo:text-indent="-1.008cm"/>
      <style:text-properties fo:color="#ffffff" style:text-outline="false" style:text-line-through-style="none" fo:font-family="Monaco" style:font-style-name="標準" style:font-family-generic="modern" style:font-pitch="fixed" fo:font-size="36pt" fo:language="en" fo:country="US" fo:font-style="normal" fo:text-shadow="none" style:text-underline-style="none" fo:font-weight="normal" style:font-family-asian="'M+1P+IPAG circle'" style:font-style-name-asian="標準" style:font-pitch-asian="variable" style:font-size-asian="36pt" style:language-asian="ja" style:country-asian="JP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Monaco" style:font-style-name="標準" style:font-family-generic="modern" style:font-pitch="fixed" fo:font-size="32pt" style:font-size-asian="32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Monaco" style:font-style-name="標準" style:font-family-generic="modern" style:font-pitch="fixed" fo:font-size="48pt" fo:language="en" fo:country="US" fo:font-style="normal" fo:text-shadow="none" style:text-underline-style="none" fo:font-weight="normal" style:font-family-asian="'M+1P+IPAG circle'" style:font-style-name-asian="標準" style:font-pitch-asian="variable" style:font-size-asian="48pt" style:language-asian="ja" style:country-asian="JP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solid" draw:fill-color="#333333" draw:fill-gradient-name="Linear_20_blue_2f_white" draw:fill-image-name="background" draw:fill-image-width="100%" draw:fill-image-height="100%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2.5cm" svg:x="1.401cm" svg:y="1.8cm" presentation:class="title">
        <draw:text-box>
          <text:p text:style-name="MP3">ページタイトル</text:p>
        </draw:text-box>
      </draw:frame>
      <draw:frame presentation:style-name="Mpr2" draw:text-style-name="MP4" draw:layer="backgroundobjects" svg:width="25.199cm" svg:height="13.859cm" svg:x="1.401cm" svg:y="4.771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番号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creation-date>2011-03-02T01:40:52</meta:creation-date>
    <dc:language>fi-FI</dc:language>
    <meta:editing-cycles>264</meta:editing-cycles>
    <meta:editing-duration>P4DT23H36M15S</meta:editing-duration>
    <meta:initial-creator>KUBO Atsuhiro</meta:initial-creator>
    <dc:date>2011-08-12T22:30:05</dc:date>
    <dc:creator>KUBO Atsuhiro</dc:creator>
    <meta:document-statistic meta:object-count="15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ja/presnt/Grey.otp"/>
  </office:meta>
</office:document-meta>
</file>